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 svg:font-family="Cambria" style:font-family-generic="roman"/>
    <style:font-face style:name="Times New Roman" svg:font-family="'Times New Roman'" style:font-family-generic="roman"/>
    <style:font-face style:name="Liberation Sans" svg:font-family="'Liberation Sans', Arial"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Table1" style:family="table">
      <style:table-properties style:width="6.5in" fo:margin-top="0in" fo:margin-bottom="0in" table:align="center" style:writing-mode="lr-tb"/>
    </style:style>
    <style:style style:name="Table1.A" style:family="table-column">
      <style:table-column-properties style:column-width="2.1132in"/>
    </style:style>
    <style:style style:name="Table1.B" style:family="table-column">
      <style:table-column-properties style:column-width="4.3861in"/>
    </style:style>
    <style:style style:name="Table1.1" style:family="table-row">
      <style:table-row-properties fo:keep-together="auto"/>
    </style:style>
    <style:style style:name="Table1.A1" style:family="table-cell">
      <style:table-cell-properties fo:padding="0.0694in" fo:border="1pt solid #000000"/>
    </style:style>
    <style:style style:name="P1" style:family="paragraph" style:parent-style-name="Standard">
      <style:paragraph-properties fo:line-height="100%"/>
      <style:text-properties fo:language="en" fo:country="US" officeooo:rsid="00138a4d" officeooo:paragraph-rsid="00138a4d"/>
    </style:style>
    <style:style style:name="P2" style:family="paragraph" style:parent-style-name="Standard">
      <style:paragraph-properties fo:line-height="100%"/>
      <style:text-properties style:font-name="Times New Roman" fo:font-size="12pt" fo:language="en" fo:country="US" fo:font-weight="bold" officeooo:paragraph-rsid="00138a4d" style:font-name-asian="Times New Roman1" style:font-size-asian="12pt" style:font-weight-asian="bold" style:font-name-complex="Times New Roman1" style:font-size-complex="12pt"/>
    </style:style>
    <style:style style:name="P3"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officeooo:paragraph-rsid="00138a4d"/>
    </style:style>
    <style:style style:name="P4"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language="en" fo:country="US" officeooo:paragraph-rsid="00138a4d"/>
    </style:style>
    <style:style style:name="P5" style:family="paragraph" style:parent-style-name="Standard">
      <style:paragraph-properties fo:margin-top="0in" fo:margin-bottom="0in" loext:contextual-spacing="false" fo:line-height="100%" fo:text-align="start" style:justify-single-word="false"/>
      <style:text-properties fo:language="en" fo:country="US" officeooo:rsid="00138a4d" officeooo:paragraph-rsid="00138a4d"/>
    </style:style>
    <style:style style:name="P6" style:family="paragraph" style:parent-style-name="Standard">
      <style:paragraph-properties fo:margin-top="0in" fo:margin-bottom="0in" loext:contextual-spacing="false" fo:line-height="100%" fo:text-align="center" style:justify-single-word="false"/>
      <style:text-properties fo:language="en" fo:country="US" officeooo:paragraph-rsid="00138a4d"/>
    </style:style>
    <style:style style:name="P7" style:family="paragraph" style:parent-style-name="Standard">
      <style:paragraph-properties fo:margin-top="0in" fo:margin-bottom="0in" loext:contextual-spacing="false" fo:line-height="100%" fo:text-align="start" style:justify-single-word="false"/>
      <style:text-properties fo:language="en" fo:country="US" officeooo:rsid="0014a4cb" officeooo:paragraph-rsid="0014a4cb"/>
    </style:style>
    <style:style style:name="P8" style:family="paragraph" style:parent-style-name="Standard">
      <style:paragraph-properties fo:margin-top="0in" fo:margin-bottom="0in" loext:contextual-spacing="false" fo:line-height="100%" fo:text-align="start" style:justify-single-word="false"/>
      <style:text-properties fo:language="en" fo:country="US" style:text-underline-style="solid" style:text-underline-width="auto" style:text-underline-color="font-color" officeooo:rsid="00138a4d" officeooo:paragraph-rsid="00138a4d"/>
    </style:style>
    <style:style style:name="P9" style:family="paragraph" style:parent-style-name="Standard">
      <style:paragraph-properties fo:margin-top="0in" fo:margin-bottom="0in" loext:contextual-spacing="false" fo:line-height="100%" fo:text-align="start" style:justify-single-word="false"/>
      <style:text-properties fo:language="en" fo:country="US" style:text-underline-style="solid" style:text-underline-width="auto" style:text-underline-color="font-color" fo:font-weight="bold" officeooo:rsid="00157706" officeooo:paragraph-rsid="00157706" style:font-weight-asian="bold" style:font-weight-complex="bold"/>
    </style:style>
    <style:style style:name="P10" style:family="paragraph" style:parent-style-name="Standard">
      <style:paragraph-properties fo:margin-top="0in" fo:margin-bottom="0in" loext:contextual-spacing="false" fo:line-height="100%" fo:text-align="start" style:justify-single-word="false"/>
      <style:text-properties fo:language="en" fo:country="US" fo:font-weight="bold" officeooo:rsid="0014a4cb" officeooo:paragraph-rsid="0014a4cb" style:font-weight-asian="bold" style:font-weight-complex="bold"/>
    </style:style>
    <style:style style:name="P11" style:family="paragraph" style:parent-style-name="Standard">
      <style:paragraph-properties fo:margin-top="0in" fo:margin-bottom="0in" loext:contextual-spacing="false" fo:line-height="100%" fo:text-align="start" style:justify-single-word="false"/>
      <style:text-properties fo:language="en" fo:country="US" fo:font-weight="bold" officeooo:rsid="0014a4cb" officeooo:paragraph-rsid="00157706" style:font-weight-asian="bold" style:font-weight-complex="bold"/>
    </style:style>
    <style:style style:name="P12" style:family="paragraph" style:parent-style-name="Standard">
      <style:paragraph-properties fo:margin-top="0in" fo:margin-bottom="0in" loext:contextual-spacing="false" fo:line-height="100%" fo:text-align="start" style:justify-single-word="false"/>
      <style:text-properties fo:language="en" fo:country="US" fo:font-weight="bold" officeooo:rsid="00157706" officeooo:paragraph-rsid="00157706" style:font-weight-asian="bold" style:font-weight-complex="bold"/>
    </style:style>
    <style:style style:name="P13" style:family="paragraph" style:parent-style-name="Standard">
      <style:paragraph-properties fo:margin-top="0in" fo:margin-bottom="0in" loext:contextual-spacing="false" fo:line-height="100%" fo:text-align="start" style:justify-single-word="false"/>
      <style:text-properties fo:language="en" fo:country="US" fo:font-weight="bold" officeooo:rsid="0015ba4b" officeooo:paragraph-rsid="0015ba4b" style:font-weight-asian="bold" style:font-weight-complex="bold"/>
    </style:style>
    <style:style style:name="P14" style:family="paragraph" style:parent-style-name="Standard">
      <style:paragraph-properties fo:margin-top="0in" fo:margin-bottom="0in" loext:contextual-spacing="false" fo:line-height="100%" fo:text-align="center" style:justify-single-word="false"/>
      <style:text-properties style:font-name="Times New Roman" fo:font-size="12pt" fo:language="en" fo:country="US" fo:font-weight="bold" officeooo:paragraph-rsid="00138a4d" style:font-name-asian="Times New Roman1" style:font-size-asian="12pt" style:font-weight-asian="bold" style:font-name-complex="Times New Roman1" style:font-size-complex="12pt"/>
    </style:style>
    <style:style style:name="P1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language="en" fo:country="US" officeooo:paragraph-rsid="00138a4d"/>
    </style:style>
    <style:style style:name="P16"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language="en" fo:country="US" fo:font-weight="bold" officeooo:rsid="00157706" officeooo:paragraph-rsid="00157706" style:font-weight-asian="bold" style:font-weight-complex="bold"/>
    </style:style>
    <style:style style:name="P17" style:family="paragraph" style:parent-style-name="Standard" style:master-page-name="Converted26">
      <style:paragraph-properties fo:line-height="100%" fo:text-align="justify" style:justify-single-word="false" style:page-number="auto"/>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fo:font-weight="bold" officeooo:rsid="00138a4d" style:font-name-asian="Times New Roman1" style:font-size-asian="12pt" style:font-weight-asian="bold"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officeooo:rsid="00138a4d" style:font-name-asian="Times New Roman1" style:font-size-asian="12pt" style:font-name-complex="Times New Roman1" style:font-size-complex="12pt"/>
    </style:style>
    <style:style style:name="T6" style:family="text">
      <style:text-properties style:font-name="Times New Roman" fo:font-size="12pt" officeooo:rsid="0014a4cb" style:font-name-asian="Times New Roman1" style:font-size-asian="12pt" style:font-name-complex="Times New Roman1" style:font-size-complex="12pt"/>
    </style:style>
    <style:style style:name="T7" style:family="text">
      <style:text-properties style:font-name="Times New Roman" fo:font-size="12pt" officeooo:rsid="00157706" style:font-name-asian="Times New Roman1" style:font-size-asian="12pt" style:font-name-complex="Times New Roman1" style:font-size-complex="12pt"/>
    </style:style>
    <style:style style:name="T8" style:family="text">
      <style:text-properties style:font-name="Times New Roman" fo:font-size="12pt" officeooo:rsid="0015ba4b" style:font-name-asian="Times New Roman1" style:font-size-asian="12pt" style:font-name-complex="Times New Roman1" style:font-size-complex="12pt"/>
    </style:style>
    <style:style style:name="T9"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0"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11" style:family="text">
      <style:text-properties style:font-name="Times New Roman" fo:font-size="12pt" fo:font-weight="normal" officeooo:rsid="0014a4cb" style:font-name-asian="Times New Roman1" style:font-size-asian="12pt" style:font-weight-asian="normal" style:font-name-complex="Times New Roman1" style:font-size-complex="12pt" style:font-weight-complex="normal"/>
    </style:style>
    <style:style style:name="T12" style:family="text">
      <style:text-properties style:font-name="Times New Roman" fo:font-size="12pt" fo:font-weight="normal" officeooo:rsid="00138a4d" style:font-name-asian="Times New Roman1" style:font-size-asian="12pt" style:font-weight-asian="normal" style:font-name-complex="Times New Roman1" style:font-size-complex="12pt" style:font-weight-complex="normal"/>
    </style:style>
    <style:style style:name="T13" style:family="text">
      <style:text-properties style:font-name="Times New Roman" fo:font-size="12pt" fo:font-weight="normal" officeooo:rsid="00157706" style:font-name-asian="Times New Roman1" style:font-size-asian="12pt" style:font-weight-asian="normal" style:font-name-complex="Times New Roman1" style:font-size-complex="12pt" style:font-weight-complex="normal"/>
    </style:style>
    <style:style style:name="T14" style:family="text">
      <style:text-properties style:font-name="Times New Roman" fo:font-size="12pt" fo:language="en" fo:country="US" style:font-name-asian="Times New Roman1" style:font-size-asian="12pt" style:font-name-complex="Times New Roman1" style:font-size-complex="12pt"/>
    </style:style>
    <style:style style:name="T15" style:family="text">
      <style:text-properties style:font-name="Times New Roman" fo:font-size="12pt" fo:language="en" fo:country="US" officeooo:rsid="00138a4d" style:font-name-asian="Times New Roman1" style:font-size-asian="12pt" style:font-name-complex="Times New Roman1" style:font-size-complex="12pt"/>
    </style:style>
    <style:style style:name="T16" style:family="text">
      <style:text-properties style:font-name="Times New Roman" fo:font-size="12pt" fo:language="en" fo:country="US" officeooo:rsid="0015ba4b" style:font-name-asian="Times New Roman1" style:font-size-asian="12pt" style:font-name-complex="Times New Roman1" style:font-size-complex="12pt"/>
    </style:style>
    <style:style style:name="T17" style:family="text">
      <style:text-properties style:font-name="Times New Roman"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8" style:family="text">
      <style:text-properties style:font-name="Times New Roman" fo:font-size="10pt" fo:language="en" fo:country="US" style:font-name-asian="Times New Roman1" style:font-size-asian="10pt" style:font-name-complex="Times New Roman1" style:font-size-complex="10pt"/>
    </style:style>
    <style:style style:name="T19" style:family="text">
      <style:text-properties style:text-position="super 58%" style:font-name="Times New Roman" fo:font-size="12pt" fo:font-weight="normal" style:font-name-asian="Times New Roman1" style:font-size-asian="12pt" style:font-weight-asian="normal" style:font-name-complex="Times New Roman1" style:font-size-complex="12pt" style:font-weight-complex="normal"/>
    </style:style>
    <style:style style:name="T20"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4">French MPs, 2017-2018</text:span></text:p>
      <text:p text:style-name="P15"><text:span text:style-name="T5"/></text:p>
      <text:p text:style-name="P15"><text:span text:style-name="T5"/></text:p>
      <text:p text:style-name="P15"><text:span text:style-name="T5">F</text:span><text:span text:style-name="T4">or democratic accountability purposes, </text:span><text:span text:style-name="T5">parliaments </text:span><text:span text:style-name="T4">keep precise track of </text:span><text:span text:style-name="T5">many activities by elected members</text:span><text:span text:style-name="T4">. The activities of legislators can thus be collected, restructured and analyzed in order to conduct research on this topic. We thus collected over </text:span><text:span text:style-name="T9">a dozen</text:span><text:span text:style-name="T4"> indicators (see </text:span><text:span text:style-name="T5">t</text:span><text:span text:style-name="T4">able </text:span><text:span text:style-name="T5">1</text:span><text:span text:style-name="T4"> for details) during the first year of the term (from June 21st 201</text:span><text:span text:style-name="T5">7</text:span><text:span text:style-name="T4"> to August 3rd 201</text:span><text:span text:style-name="T5">8</text:span><text:span text:style-name="T4">). These variables have been shown in the literature to aptly capture various dimensions of the activity of MPs during their term, and the different roles an MP can play (invested on the national stage, constituency oriented, but also invested in the everyday workings of the institution vs. present in the media, or just absent).</text:span></text:p>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1"><text:span text:style-name="T1">Legislative activities</text:span></text:p>
          </table:table-cell>
          <table:table-cell table:style-name="Table1.A1" office:value-type="string">
            <text:p text:style-name="P4"><text:span text:style-name="T5">Parliamentary reports</text:span><text:span text:style-name="T4"> ; </text:span><text:span text:style-name="T5">Presence (committee)</text:span><text:span text:style-name="T4"> ; </text:span><text:span text:style-name="T5">Interventions (committee)</text:span><text:span text:style-name="T4">; </text:span><text:span text:style-name="T5">Interventions (plenary sessions)</text:span><text:span text:style-name="T4"> ; </text:span><text:span text:style-name="T5">N</text:span><text:span text:style-name="T6">u</text:span><text:span text:style-name="T5">mber of votes attended</text:span><text:span text:style-name="T4">; </text:span><text:span text:style-name="T5">Number of amendments (submitted)</text:span></text:p>
          </table:table-cell>
        </table:table-row>
        <table:table-row table:style-name="Table1.1">
          <table:table-cell table:style-name="Table1.A1" office:value-type="string">
            <text:p text:style-name="P1"><text:span text:style-name="T1">Media visibility</text:span></text:p>
          </table:table-cell>
          <table:table-cell table:style-name="Table1.A1" office:value-type="string">
            <text:p text:style-name="P4"><text:span text:style-name="T4">Invitations: </text:span><text:span text:style-name="T5">24/7 News channels</text:span><text:span text:style-name="T4">; Invitations: </text:span><text:span text:style-name="T5">Specialized networks on parliaments</text:span><text:span text:style-name="T4"> (LCP, Public Sénat) ; Invitations: </text:span><text:span text:style-name="T5">National TV &amp; Radios</text:span><text:span text:style-name="T4">; </text:span><text:span text:style-name="T5">Mentions in National Press</text:span><text:span text:style-name="T4"> ; Mentions </text:span><text:span text:style-name="T5">in local press</text:span><text:span text:style-name="T4"> ; </text:span><text:span text:style-name="T5">Number of </text:span><text:span text:style-name="T4">followers </text:span><text:span text:style-name="T5">on </text:span><text:span text:style-name="T4">Twitter</text:span></text:p>
          </table:table-cell>
        </table:table-row>
        <table:table-row table:style-name="Table1.1">
          <table:table-cell table:style-name="Table1.A1" office:value-type="string">
            <text:p text:style-name="P1"><text:span text:style-name="T1">Other parliamentary activities</text:span></text:p>
          </table:table-cell>
          <table:table-cell table:style-name="Table1.A1" office:value-type="string">
            <text:p text:style-name="P3"><text:span text:style-name="T15">Institutional responsibilities</text:span><text:span text:style-name="T14"> ; </text:span><text:span text:style-name="T15">Questions to the government</text:span><text:span text:style-name="T14">; </text:span><text:span text:style-name="T15">Written questions</text:span><text:span text:style-name="T14">; </text:span><text:span text:style-name="T15">Number of Rooms </text:span><text:span text:style-name="T16">Reserved</text:span></text:p>
          </table:table-cell>
        </table:table-row>
      </table:table>
      <text:p text:style-name="P14"/>
      <text:p text:style-name="P6"><text:span text:style-name="T2">Table 1</text:span><text:span text:style-name="T1">: </text:span><text:span text:style-name="T2">List of active variables</text:span></text:p>
      <text:p text:style-name="P5"><text:span text:style-name="T2"/></text:p>
      <text:p text:style-name="P5"><text:span text:style-name="T2"/></text:p>
      <text:p text:style-name="P8"><text:span text:style-name="T1">Brief description of the variables</text:span></text:p>
      <text:p text:style-name="P5"><text:span text:style-name="T1">Parliamentary reports: </text:span><text:span text:style-name="T10">Introduces or prepares a law. Some are very important, some are more ancillary, but overall: rare and prestigious. </text:span></text:p>
      <text:p text:style-name="P5"><text:span text:style-name="T3">Presence in committees:</text:span><text:span text:style-name="T10"> Mandatory, </text:span><text:span text:style-name="T11">so little variation</text:span><text:span text:style-name="T10"> (standardized </text:span><text:span text:style-name="T11">by committee to account for differential number of meetings)</text:span></text:p>
      <text:p text:style-name="P7"><text:span text:style-name="T3">Intervention in committees:</text:span><text:span text:style-name="T10"> Number of uttered speeches of more than 10 words in committee </text:span><text:span text:style-name="T12">(standardized </text:span><text:span text:style-name="T10">by committee to account for differential number of meetings)</text:span></text:p>
      <text:p text:style-name="P7"><text:span text:style-name="T3">Intervention in plenary sessions: </text:span><text:span text:style-name="T10">Number of uttered speeches of more than 10 words </text:span></text:p>
      <text:p text:style-name="P7"><text:span text:style-name="T3">Votes attended: </text:span><text:span text:style-name="T10">Number of votes attended (based on voting)</text:span></text:p>
      <text:p text:style-name="P7"><text:span text:style-name="T3">Number of amendments submitted: </text:span><text:span text:style-name="T17">ditto</text:span></text:p>
      <text:p text:style-name="P7"><text:span text:style-name="T10"/></text:p>
      <text:p text:style-name="P11"><text:span text:style-name="T4">Invitations on </text:span><text:span text:style-name="T7">national radio &amp; TV</text:span><text:span text:style-name="T10">: Number, </text:span><text:span text:style-name="T13">reserved to a few central figures</text:span></text:p>
      <text:p text:style-name="P11"><text:span text:style-name="T4">Invitations on 24/7 news channels</text:span><text:span text:style-name="T10">: Number, </text:span><text:span text:style-name="T13">larger number of guests</text:span></text:p>
      <text:p text:style-name="P10"><text:span text:style-name="T4">Invitations on Specialized Networks:</text:span><text:span text:style-name="T10"> Number of invitations on two dedicated channels (La chaine parlementaire, Public Sénat), </text:span><text:span text:style-name="T13">easier due to constraints to invite MPs</text:span><text:span text:style-name="T10">.</text:span></text:p>
      <text:p text:style-name="P12"><text:span text:style-name="T4">Mentions in National Press:</text:span><text:span text:style-name="T10"> Number, a dozen newspapers</text:span></text:p>
      <text:p text:style-name="P12"><text:span text:style-name="T4">Mentions in Local/Regional Press:</text:span><text:span text:style-name="T10"> Number, a hundred newspapers</text:span></text:p>
      <text:p text:style-name="P11"><text:span text:style-name="T13">Number of followers on Twitter: Number in September 2018. [Tip: could be logged]</text:span></text:p>
      <text:p text:style-name="P11"><text:span text:style-name="T13"/></text:p>
      <text:p text:style-name="P11"><text:span text:style-name="T7">Institutional responsibilities</text:span><text:span text:style-name="T13">: Major official positions at the Parliamentary</text:span></text:p>
      <text:p text:style-name="P11"><text:span text:style-name="T7">Questions to the</text:span><text:span text:style-name="T4"> </text:span><text:span text:style-name="T7">government:</text:span><text:span text:style-name="T13"> Number of questions asked during the weekly, highly mediatized question time. </text:span></text:p>
      <text:p text:style-name="P12"><text:span text:style-name="T4">Written questions:</text:span><text:span text:style-name="T10"> Number (often a request regarding the constituency)</text:span></text:p>
      <text:p text:style-name="P12"><text:soft-page-break/><text:span text:style-name="T4">Number of rooms </text:span><text:span text:style-name="T8">reserved</text:span><text:span text:style-name="T4">:</text:span><text:span text:style-name="T10"> Number of rooms reserved (to organize events, to create subgroups within a party). </text:span></text:p>
      <text:p text:style-name="P12"><text:span text:style-name="T10"/></text:p>
      <text:p text:style-name="P9"><text:span text:style-name="T10">Other variables available</text:span></text:p>
      <text:p text:style-name="P12"><text:span text:style-name="T4">Gender:</text:span><text:span text:style-name="T10"> ditto (binary)</text:span></text:p>
      <text:p text:style-name="P12"><text:span text:style-name="T4">Age:</text:span><text:span text:style-name="T10"> Age at election</text:span></text:p>
      <text:p text:style-name="P12"><text:span text:style-name="T4">PolGroup:</text:span><text:span text:style-name="T10"> Political group of affiliation. </text:span></text:p>
      <text:p text:style-name="P12"><text:span text:style-name="T10"><text:tab/>- LREM: La République en marche [</text:span><text:span text:style-name="T17">The Republic on the Move</text:span><text:span text:style-name="T10">], majority party, Center</text:span></text:p>
      <text:p text:style-name="P12"><text:span text:style-name="T10"><text:tab/>- LFI: La France Insoumise [</text:span><text:span text:style-name="T17">France Unbowed</text:span><text:span text:style-name="T10">], opposition, Left</text:span></text:p>
      <text:p text:style-name="P12"><text:span text:style-name="T10"><text:tab/>- LC: Les Constructifs [Together], support to majority party, Center right</text:span></text:p>
      <text:p text:style-name="P12"><text:span text:style-name="T10"><text:tab/>- GDR: Gauche démocratique et républicaine [Democratic &amp; Republican Left], opposition <text:tab/>party, <text:tab/>former communist party, Left</text:span></text:p>
      <text:p text:style-name="P12"><text:span text:style-name="T10"><text:tab/>- NG: Nouvelle Gauche [New Left], opposition, center left, group of the socialist party</text:span></text:p>
      <text:p text:style-name="P12"><text:span text:style-name="T10"><text:tab/>- LR: Les Républicains [The Republicans], opposition, right</text:span></text:p>
      <text:p text:style-name="P12"><text:span text:style-name="T10"><text:tab/>- MODEM: Mouvement démocrate [Democratic Movement], support to the majority party, <text:tab/>center right</text:span></text:p>
      <text:p text:style-name="P12"><text:span text:style-name="T10"><text:tab/>- NI: Non inscrits [Unregistered] All MPs not in a group (includes regionalists, dissidents <text:tab/>from majority party, </text:span></text:p>
      <text:p text:style-name="P13"><text:span text:style-name="T4">Career </text:span><text:span text:style-name="T10">[the categories were produced using sequence analysis]</text:span></text:p>
      <text:p text:style-name="P13"><text:span text:style-name="T10">1- Novices: Never active in politics (neither in a paid or in a voluntary/militant position). Newly elected. </text:span></text:p>
      <text:p text:style-name="P13"><text:span text:style-name="T10">2- Local Roots: Long career in local politics before reaching national levels. Newly elected. </text:span></text:p>
      <text:p text:style-name="P13"><text:span text:style-name="T10">3- 2</text:span><text:span text:style-name="T19">nd</text:span><text:span text:style-name="T10"> career: Elected in politics after a career outside of politics for at least 10 years. Newly elected. </text:span></text:p>
      <text:p text:style-name="P13"><text:span text:style-name="T10">4- Entourage: Started their career as aide/staffers. Fast trajectories. Newly elected. </text:span></text:p>
      <text:p text:style-name="P13"><text:span text:style-name="T10">5- Incumbent (was elected in the previous legislature)</text:span></text:p>
      <text:p text:style-name="P13"><text:span text:style-name="T10">6- PolExp: Political experience. Was never paid in politics (elected position or staffer), but was active as a militant.</text:span></text:p>
      <text:p text:style-name="P13"><text:span text:style-name="T4">Diploma:</text:span><text:span text:style-name="T10"> </text:span><text:span text:style-name="T17">ditto</text:span></text:p>
      <text:p text:style-name="P13"><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mbria" svg:font-family="Cambria" style:font-family-generic="roman"/>
    <style:font-face style:name="Times New Roman" svg:font-family="'Times New Roman'" style:font-family-generic="roman"/>
    <style:font-face style:name="Liberation Sans" svg:font-family="'Liberation Sans', Arial"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mbria"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mbria" fo:font-family="Cambria"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Label_20_76" style:display-name="ListLabel 76" style:family="text">
      <style:text-properties fo:font-size="11pt" style:text-underline-style="none" style:font-size-asian="11pt" style:font-name-complex="Wingdings" style:font-family-complex="Wingdings" style:font-family-generic-complex="system" style:font-pitch-complex="variable"/>
    </style:style>
    <style:style style:name="ListLabel_20_77" style:display-name="ListLabel 77" style:family="text">
      <style:text-properties style:text-underline-style="none" style:font-name-complex="Wingdings 2" style:font-family-complex="'Wingdings 2'" style:font-family-generic-complex="system" style:font-pitch-complex="variable"/>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style>
    <style:style style:name="ListLabel_20_80" style:display-name="ListLabel 80" style:family="text">
      <style:text-properties style:text-underline-style="none" style:font-name-complex="Wingdings 2" style:font-family-complex="'Wingdings 2'" style:font-family-generic-complex="system" style:font-pitch-complex="variable"/>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text-properties style:text-underline-style="none" style:font-name-complex="Wingdings" style:font-family-complex="Wingdings" style:font-family-generic-complex="system" style:font-pitch-complex="variable"/>
    </style:style>
    <style:style style:name="ListLabel_20_83" style:display-name="ListLabel 83" style:family="text">
      <style:text-properties style:text-underline-style="none" style:font-name-complex="Wingdings 2" style:font-family-complex="'Wingdings 2'" style:font-family-generic-complex="system" style:font-pitch-complex="variable"/>
    </style:style>
    <style:style style:name="ListLabel_20_84" style:display-name="ListLabel 84" style:family="text">
      <style:text-properties style:text-underline-style="none" style:font-name-complex="OpenSymbol" style:font-family-complex="OpenSymbol" style:font-family-generic-complex="system" style:font-pitch-complex="variable"/>
    </style:style>
    <style:style style:name="ListLabel_20_85" style:display-name="ListLabel 85" style:family="text">
      <style:text-properties fo:font-size="11pt" style:text-underline-style="none" style:font-size-asian="11pt" style:font-name-complex="Wingdings" style:font-family-complex="Wingdings" style:font-family-generic-complex="system" style:font-pitch-complex="variable"/>
    </style:style>
    <style:style style:name="ListLabel_20_86" style:display-name="ListLabel 86" style:family="text">
      <style:text-properties style:text-underline-style="none" style:font-name-complex="Wingdings 2" style:font-family-complex="'Wingdings 2'" style:font-family-generic-complex="system" style:font-pitch-complex="variable"/>
    </style:style>
    <style:style style:name="ListLabel_20_87" style:display-name="ListLabel 87" style:family="text">
      <style:text-properties style:text-underline-style="none" style:font-name-complex="OpenSymbol" style:font-family-complex="OpenSymbol" style:font-family-generic-complex="system" style:font-pitch-complex="variable"/>
    </style:style>
    <style:style style:name="ListLabel_20_88" style:display-name="ListLabel 88" style:family="text">
      <style:text-properties style:text-underline-style="none" style:font-name-complex="Wingdings" style:font-family-complex="Wingdings" style:font-family-generic-complex="system" style:font-pitch-complex="variable"/>
    </style:style>
    <style:style style:name="ListLabel_20_89" style:display-name="ListLabel 89" style:family="text">
      <style:text-properties style:text-underline-style="none" style:font-name-complex="Wingdings 2" style:font-family-complex="'Wingdings 2'" style:font-family-generic-complex="system" style:font-pitch-complex="variable"/>
    </style:style>
    <style:style style:name="ListLabel_20_90" style:display-name="ListLabel 90" style:family="text">
      <style:text-properties style:text-underline-style="none" style:font-name-complex="OpenSymbol" style:font-family-complex="OpenSymbol" style:font-family-generic-complex="system" style:font-pitch-complex="variable"/>
    </style:style>
    <style:style style:name="ListLabel_20_91" style:display-name="ListLabel 91" style:family="text">
      <style:text-properties style:text-underline-style="none" style:font-name-complex="Wingdings" style:font-family-complex="Wingdings" style:font-family-generic-complex="system" style:font-pitch-complex="variable"/>
    </style:style>
    <style:style style:name="ListLabel_20_92" style:display-name="ListLabel 92" style:family="text">
      <style:text-properties style:text-underline-style="none" style:font-name-complex="Wingdings 2" style:font-family-complex="'Wingdings 2'" style:font-family-generic-complex="system" style:font-pitch-complex="variable"/>
    </style:style>
    <style:style style:name="ListLabel_20_93" style:display-name="ListLabel 93" style:family="text">
      <style:text-properties style:text-underline-style="none" style:font-name-complex="OpenSymbol" style:font-family-complex="OpenSymbol"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76"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77" style:num-suffix="" text:bullet-char="">
        <style:list-level-properties text:list-level-position-and-space-mode="label-alignment">
          <style:list-level-label-alignment text:label-followed-by="listtab" fo:text-indent="-0.25in" fo:margin-left="1in"/>
        </style:list-level-properties>
        <style:text-properties fo:font-family="'Wingdings 2'" style:font-charset="x-symbol"/>
      </text:list-level-style-bullet>
      <text:list-level-style-bullet text:level="3" text:style-name="ListLabel_20_78"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4" text:style-name="ListLabel_20_79"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5" text:style-name="ListLabel_20_80" style:num-suffix="" text:bullet-char="">
        <style:list-level-properties text:list-level-position-and-space-mode="label-alignment">
          <style:list-level-label-alignment text:label-followed-by="listtab" fo:text-indent="-0.25in" fo:margin-left="2.5in"/>
        </style:list-level-properties>
        <style:text-properties fo:font-family="'Wingdings 2'" style:font-charset="x-symbol"/>
      </text:list-level-style-bullet>
      <text:list-level-style-bullet text:level="6" text:style-name="ListLabel_20_81" style:num-suffix="■" text:bullet-char="■">
        <style:list-level-properties text:list-level-position-and-space-mode="label-alignment">
          <style:list-level-label-alignment text:label-followed-by="listtab" fo:text-indent="-0.25in" fo:margin-left="3in"/>
        </style:list-level-properties>
        <style:text-properties fo:font-family="OpenSymbol" style:font-style-name="Regular" style:font-pitch="variable" style:font-charset="x-symbol"/>
      </text:list-level-style-bullet>
      <text:list-level-style-bullet text:level="7" text:style-name="ListLabel_20_82"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8" text:style-name="ListLabel_20_83" style:num-suffix="" text:bullet-char="">
        <style:list-level-properties text:list-level-position-and-space-mode="label-alignment">
          <style:list-level-label-alignment text:label-followed-by="listtab" fo:text-indent="-0.25in" fo:margin-left="4in"/>
        </style:list-level-properties>
        <style:text-properties fo:font-family="'Wingdings 2'" style:font-charset="x-symbol"/>
      </text:list-level-style-bullet>
      <text:list-level-style-bullet text:level="9" text:style-name="ListLabel_20_84" style:num-suffix="■" text:bullet-char="■">
        <style:list-level-properties text:list-level-position-and-space-mode="label-alignment">
          <style:list-level-label-alignment text:label-followed-by="listtab" fo:text-indent="-0.25in" fo:margin-left="4.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85"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86" style:num-suffix="" text:bullet-char="">
        <style:list-level-properties text:list-level-position-and-space-mode="label-alignment">
          <style:list-level-label-alignment text:label-followed-by="listtab" fo:text-indent="-0.25in" fo:margin-left="1in"/>
        </style:list-level-properties>
        <style:text-properties fo:font-family="'Wingdings 2'" style:font-charset="x-symbol"/>
      </text:list-level-style-bullet>
      <text:list-level-style-bullet text:level="3" text:style-name="ListLabel_20_87"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4" text:style-name="ListLabel_20_88"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5" text:style-name="ListLabel_20_89" style:num-suffix="" text:bullet-char="">
        <style:list-level-properties text:list-level-position-and-space-mode="label-alignment">
          <style:list-level-label-alignment text:label-followed-by="listtab" fo:text-indent="-0.25in" fo:margin-left="2.5in"/>
        </style:list-level-properties>
        <style:text-properties fo:font-family="'Wingdings 2'" style:font-charset="x-symbol"/>
      </text:list-level-style-bullet>
      <text:list-level-style-bullet text:level="6" text:style-name="ListLabel_20_90" style:num-suffix="■" text:bullet-char="■">
        <style:list-level-properties text:list-level-position-and-space-mode="label-alignment">
          <style:list-level-label-alignment text:label-followed-by="listtab" fo:text-indent="-0.25in" fo:margin-left="3in"/>
        </style:list-level-properties>
        <style:text-properties fo:font-family="OpenSymbol" style:font-style-name="Regular" style:font-pitch="variable" style:font-charset="x-symbol"/>
      </text:list-level-style-bullet>
      <text:list-level-style-bullet text:level="7" text:style-name="ListLabel_20_91"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8" text:style-name="ListLabel_20_92" style:num-suffix="" text:bullet-char="">
        <style:list-level-properties text:list-level-position-and-space-mode="label-alignment">
          <style:list-level-label-alignment text:label-followed-by="listtab" fo:text-indent="-0.25in" fo:margin-left="4in"/>
        </style:list-level-properties>
        <style:text-properties fo:font-family="'Wingdings 2'" style:font-charset="x-symbol"/>
      </text:list-level-style-bullet>
      <text:list-level-style-bullet text:level="9" text:style-name="ListLabel_20_93" style:num-suffix="■" text:bullet-char="■">
        <style:list-level-properties text:list-level-position-and-space-mode="label-alignment">
          <style:list-level-label-alignment text:label-followed-by="listtab" fo:text-indent="-0.25in" fo:margin-left="4.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2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14:43:49.154611816</meta:creation-date>
    <dc:date>2020-05-06T16:36:33.046141020</dc:date>
    <meta:editing-duration>PT40S</meta:editing-duration>
    <meta:editing-cycles>2</meta:editing-cycles>
    <meta:generator>LibreOffice/6.0.7.3$Linux_X86_64 LibreOffice_project/00m0$Build-3</meta:generator>
    <meta:document-statistic meta:table-count="1" meta:image-count="0" meta:object-count="0" meta:page-count="2" meta:paragraph-count="46" meta:word-count="628" meta:character-count="4293" meta:non-whitespace-character-count="3689"/>
  </office:meta>
</office:document-meta>
</file>